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Preformatted_20_Text">
      <style:paragraph-properties fo:text-align="end" style:justify-single-word="false"/>
      <style:text-properties fo:font-size="12pt" style:font-size-asian="10.5pt" style:font-size-complex="12pt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RSIVE DESCENT PARSER</text:p>
      <text:p text:style-name="P2">MOHAMMED FARHAN K N <text:tab/><text:tab/><text:tab/></text:p>
      <text:p text:style-name="P2">S7 CSE B<text:tab/><text:tab/><text:tab/> <text:s/></text:p>
      <text:p text:style-name="P2">18<text:tab/><text:tab/><text:tab/> <text:s/></text:p>
      <text:p text:style-name="Preformatted_20_Text"/>
      <text:p text:style-name="Preformatted_20_Text">#include&lt;stdio.h&gt;</text:p>
      <text:p text:style-name="Preformatted_20_Text">#include&lt;string.h&gt;</text:p>
      <text:p text:style-name="Preformatted_20_Text"/>
      <text:p text:style-name="Preformatted_20_Text">void F();</text:p>
      <text:p text:style-name="Preformatted_20_Text">void T();</text:p>
      <text:p text:style-name="Preformatted_20_Text">void E();</text:p>
      <text:p text:style-name="Preformatted_20_Text">void E1();</text:p>
      <text:p text:style-name="Preformatted_20_Text">void T1();</text:p>
      <text:p text:style-name="Preformatted_20_Text">char read();</text:p>
      <text:p text:style-name="Preformatted_20_Text">int i,l,f = 0;</text:p>
      <text:p text:style-name="Preformatted_20_Text">char str[30],c1;</text:p>
      <text:p text:style-name="Preformatted_20_Text"/>
      <text:p text:style-name="Preformatted_20_Text">void main()</text:p>
      <text:p text:style-name="Preformatted_20_Text">{</text:p>
      <text:p text:style-name="Preformatted_20_Text"><text:tab/>printf("Enter the string:\n");</text:p>
      <text:p text:style-name="Preformatted_20_Text"><text:tab/>gets(str);</text:p>
      <text:p text:style-name="Preformatted_20_Text"><text:tab/>c1=str[0];</text:p>
      <text:p text:style-name="Preformatted_20_Text"><text:tab/>E();</text:p>
      <text:p text:style-name="Preformatted_20_Text"><text:tab/>if(c1!='\0' || f==1)</text:p>
      <text:p text:style-name="Preformatted_20_Text"><text:tab/><text:tab/>printf("String rejected!!\n");</text:p>
      <text:p text:style-name="Preformatted_20_Text"><text:tab/>else</text:p>
      <text:p text:style-name="Preformatted_20_Text"><text:tab/><text:tab/>printf("String accepted.\n");</text:p>
      <text:p text:style-name="Preformatted_20_Text">}</text:p>
      <text:p text:style-name="Preformatted_20_Text"/>
      <text:p text:style-name="Preformatted_20_Text">char read()</text:p>
      <text:p text:style-name="Preformatted_20_Text">{</text:p>
      <text:p text:style-name="Preformatted_20_Text"><text:tab/>char c;</text:p>
      <text:p text:style-name="Preformatted_20_Text"><text:tab/>i++;</text:p>
      <text:p text:style-name="Preformatted_20_Text"><text:tab/>c=str[i];</text:p>
      <text:p text:style-name="Preformatted_20_Text"><text:tab/>return c;</text:p>
      <text:p text:style-name="Preformatted_20_Text">}</text:p>
      <text:p text:style-name="Preformatted_20_Text"/>
      <text:p text:style-name="Preformatted_20_Text">void E()</text:p>
      <text:p text:style-name="Preformatted_20_Text">{</text:p>
      <text:p text:style-name="Preformatted_20_Text"><text:tab/>T();</text:p>
      <text:p text:style-name="Preformatted_20_Text"><text:tab/>E1();</text:p>
      <text:p text:style-name="Preformatted_20_Text">}</text:p>
      <text:p text:style-name="Preformatted_20_Text"/>
      <text:p text:style-name="Preformatted_20_Text">void T()</text:p>
      <text:p text:style-name="Preformatted_20_Text">{</text:p>
      <text:p text:style-name="Preformatted_20_Text"><text:tab/>F();</text:p>
      <text:p text:style-name="Preformatted_20_Text"><text:tab/>T1();</text:p>
      <text:p text:style-name="Preformatted_20_Text">}</text:p>
      <text:p text:style-name="Preformatted_20_Text"/>
      <text:p text:style-name="Preformatted_20_Text">void F()</text:p>
      <text:p text:style-name="Preformatted_20_Text">{</text:p>
      <text:p text:style-name="Preformatted_20_Text"><text:tab/>if(isalpha(c1))</text:p>
      <text:p text:style-name="Preformatted_20_Text"><text:tab/><text:tab/>c1 = read();</text:p>
      <text:p text:style-name="Preformatted_20_Text"><text:tab/>else if(c1=='(')</text:p>
      <text:p text:style-name="Preformatted_20_Text"><text:tab/>{</text:p>
      <text:p text:style-name="Preformatted_20_Text"><text:tab/><text:tab/>c1=read();</text:p>
      <text:p text:style-name="Preformatted_20_Text"><text:tab/><text:tab/>E();</text:p>
      <text:p text:style-name="Preformatted_20_Text"><text:soft-page-break/><text:tab/><text:tab/>if(c1==')')</text:p>
      <text:p text:style-name="Preformatted_20_Text"><text:tab/><text:tab/><text:tab/>c1=read();</text:p>
      <text:p text:style-name="Preformatted_20_Text"><text:tab/><text:tab/>else</text:p>
      <text:p text:style-name="Preformatted_20_Text"><text:tab/><text:tab/><text:tab/>f = 1;</text:p>
      <text:p text:style-name="Preformatted_20_Text"><text:tab/>}</text:p>
      <text:p text:style-name="Preformatted_20_Text"><text:tab/>else</text:p>
      <text:p text:style-name="Preformatted_20_Text"><text:tab/><text:tab/>f = 1;</text:p>
      <text:p text:style-name="Preformatted_20_Text">}</text:p>
      <text:p text:style-name="Preformatted_20_Text"/>
      <text:p text:style-name="Preformatted_20_Text">void T1()</text:p>
      <text:p text:style-name="Preformatted_20_Text">{</text:p>
      <text:p text:style-name="Preformatted_20_Text"><text:tab/>if(c1=='*')</text:p>
      <text:p text:style-name="Preformatted_20_Text"><text:tab/>{</text:p>
      <text:p text:style-name="Preformatted_20_Text"><text:tab/><text:tab/>c1 = read();</text:p>
      <text:p text:style-name="Preformatted_20_Text"><text:tab/><text:tab/>F();</text:p>
      <text:p text:style-name="Preformatted_20_Text"><text:tab/><text:tab/>T1();</text:p>
      <text:p text:style-name="Preformatted_20_Text"><text:tab/>}</text:p>
      <text:p text:style-name="Preformatted_20_Text">}</text:p>
      <text:p text:style-name="Preformatted_20_Text"><text:tab/></text:p>
      <text:p text:style-name="Preformatted_20_Text">void E1()</text:p>
      <text:p text:style-name="Preformatted_20_Text">{</text:p>
      <text:p text:style-name="Preformatted_20_Text"><text:tab/>if(c1=='+')</text:p>
      <text:p text:style-name="Preformatted_20_Text"><text:tab/>{</text:p>
      <text:p text:style-name="Preformatted_20_Text"><text:tab/><text:tab/>c1 = read();</text:p>
      <text:p text:style-name="Preformatted_20_Text"><text:tab/><text:tab/>T();</text:p>
      <text:p text:style-name="Preformatted_20_Text"><text:tab/><text:tab/>E1();</text:p>
      <text:p text:style-name="Preformatted_20_Text"><text:tab/>}</text:p>
      <text:p text:style-name="Preformatted_20_Text">}</text:p>
      <text:p text:style-name="Preformatted_20_Text"/>
      <text:p text:style-name="P3">OUTPUT</text:p>
      <text:p text:style-name="P3"/>
      <text:p text:style-name="P4">42813@user:/mnt/42813/s7comp/rec_parser$ ./rec</text:p>
      <text:p text:style-name="P4">Enter the string:</text:p>
      <text:p text:style-name="P4">a+b+(c*b)</text:p>
      <text:p text:style-name="P4">String accepted.</text:p>
      <text:p text:style-name="P4">42813@user:/mnt/42813/s7comp/rec_parser$ ./rec</text:p>
      <text:p text:style-name="P4">Enter the string:</text:p>
      <text:p text:style-name="P4">a-b</text:p>
      <text:p text:style-name="P4">String rejected!!</text:p>
      <text:p text:style-name="P4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2:05:45</dc:date>
    <dc:creator>NEENU SHAJI</dc:creator>
    <meta:generator>LibreOffice/3.5$Linux_X86_64 LibreOffice_project/350m1$Build-2</meta:generator>
    <meta:editing-duration>PT46S</meta:editing-duration>
    <meta:editing-cycles>3</meta:editing-cycles>
    <meta:document-statistic meta:table-count="0" meta:image-count="0" meta:object-count="0" meta:page-count="2" meta:paragraph-count="87" meta:word-count="136" meta:character-count="869" meta:non-whitespace-character-count="733"/>
  </office:meta>
</office:document-meta>
</file>